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292" officeooo:paragraph-rsid="0005f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s.py</text:p>
      <text:p text:style-name="P1"/>
      <text:p text:style-name="P1">"""</text:p>
      <text:p text:style-name="P1">Django settings for exam project.</text:p>
      <text:p text:style-name="P1">Generated by 'django-admin startproject' using Django 1.10.4.</text:p>
      <text:p text:style-name="P1">For more information on this file, see</text:p>
      <text:p text:style-name="P1">https://docs.djangoproject.com/en/1.10/topics/settings/</text:p>
      <text:p text:style-name="P1">For the full list of settings and their values, see</text:p>
      <text:p text:style-name="P1">https://docs.djangoproject.com/en/1.10/ref/settings/</text:p>
      <text:p text:style-name="P1">"""</text:p>
      <text:p text:style-name="P1"/>
      <text:p text:style-name="P1">import os</text:p>
      <text:p text:style-name="P1"/>
      <text:p text:style-name="P1"># Build paths inside the project like this: os.path.join(BASE_DIR, ...)</text:p>
      <text:p text:style-name="P1">BASE_DIR = os.path.dirname(os.path.dirname(os.path.abspath(__file__)))</text:p>
      <text:p text:style-name="P1"/>
      <text:p text:style-name="P1"/>
      <text:p text:style-name="P1"># Quick-start development settings - unsuitable for production</text:p>
      <text:p text:style-name="P1"># See https://docs.djangoproject.com/en/1.10/howto/deployment/checklist/</text:p>
      <text:p text:style-name="P1"/>
      <text:p text:style-name="P1"># SECURITY WARNING: keep the secret key used in production secret!</text:p>
      <text:p text:style-name="P1">SECRET_KEY = '4x0s8z+#0f&amp;^=!k(ft%jk=2z8n)$yes9!=qkumo_xy@-%d2ndg'</text:p>
      <text:p text:style-name="P1"/>
      <text:p text:style-name="P1"># SECURITY WARNING: don't run with debug turned on in production!</text:p>
      <text:p text:style-name="P1">DEBUG = True</text:p>
      <text:p text:style-name="P1"/>
      <text:p text:style-name="P1">ALLOWED_HOSTS = []</text:p>
      <text:p text:style-name="P1"/>
      <text:p text:style-name="P1"/>
      <text:p text:style-name="P1"># Application definition</text:p>
      <text:p text:style-name="P1"/>
      <text:p text:style-name="P1">INSTALLED_APPS = [</text:p>
      <text:p text:style-name="P1"><text:s text:c="4"/>'django.contrib.admin',</text:p>
      <text:p text:style-name="P1"><text:s text:c="4"/>'django.contrib.auth',</text:p>
      <text:p text:style-name="P1"><text:s text:c="4"/>'django.contrib.contenttypes',</text:p>
      <text:p text:style-name="P1"><text:s text:c="4"/>'django.contrib.sessions',</text:p>
      <text:p text:style-name="P1"><text:s text:c="4"/>'django.contrib.messages',</text:p>
      <text:p text:style-name="P1"><text:s text:c="4"/>'django.contrib.staticfiles',</text:p>
      <text:p text:style-name="P1"><text:s text:c="4"/>'advanced_django',</text:p>
      <text:p text:style-name="P1">]</text:p>
      <text:p text:style-name="P1"/>
      <text:p text:style-name="P1">MIDDLEWARE = [</text:p>
      <text:p text:style-name="P1"><text:s text:c="4"/>'django.middleware.security.SecurityMiddleware',</text:p>
      <text:p text:style-name="P1"><text:s text:c="4"/>'django.contrib.sessions.middleware.SessionMiddleware',</text:p>
      <text:p text:style-name="P1"><text:s text:c="4"/>'django.middleware.common.CommonMiddleware',</text:p>
      <text:p text:style-name="P1"><text:s text:c="4"/>'django.middleware.csrf.CsrfViewMiddleware',</text:p>
      <text:p text:style-name="P1"><text:s text:c="4"/>'django.contrib.auth.middleware.AuthenticationMiddleware',</text:p>
      <text:p text:style-name="P1"><text:s text:c="4"/>'django.contrib.messages.middleware.MessageMiddleware',</text:p>
      <text:p text:style-name="P1"><text:s text:c="4"/>'django.middleware.clickjacking.XFrameOptionsMiddleware',</text:p>
      <text:p text:style-name="P1">]</text:p>
      <text:p text:style-name="P1"/>
      <text:p text:style-name="P1">ROOT_URLCONF = 'exam.urls'</text:p>
      <text:p text:style-name="P1"><text:soft-page-break/></text:p>
      <text:p text:style-name="P1">TEMPLATES = [</text:p>
      <text:p text:style-name="P1"><text:s text:c="4"/>{</text:p>
      <text:p text:style-name="P1"><text:s text:c="8"/>'BACKEND': 'django.template.backends.django.DjangoTemplates',</text:p>
      <text:p text:style-name="P1"><text:s text:c="8"/>'DIRS': [],</text:p>
      <text:p text:style-name="P1"><text:s text:c="8"/>'APP_DIRS': True,</text:p>
      <text:p text:style-name="P1"><text:s text:c="8"/>'OPTIONS': {</text:p>
      <text:p text:style-name="P1"><text:s text:c="12"/>'context_processors': [</text:p>
      <text:p text:style-name="P1"><text:s text:c="16"/>'django.template.context_processors.debug',</text:p>
      <text:p text:style-name="P1"><text:s text:c="16"/>'django.template.context_processors.request',</text:p>
      <text:p text:style-name="P1"><text:s text:c="16"/>'django.contrib.auth.context_processors.auth',</text:p>
      <text:p text:style-name="P1"><text:s text:c="16"/>'django.contrib.messages.context_processors.messages',</text:p>
      <text:p text:style-name="P1"><text:s text:c="12"/>],</text:p>
      <text:p text:style-name="P1"><text:s text:c="8"/>},</text:p>
      <text:p text:style-name="P1"><text:s text:c="4"/>},</text:p>
      <text:p text:style-name="P1">]</text:p>
      <text:p text:style-name="P1"/>
      <text:p text:style-name="P1">WSGI_APPLICATION = 'exam.wsgi.application'</text:p>
      <text:p text:style-name="P1"/>
      <text:p text:style-name="P1"/>
      <text:p text:style-name="P1"># Database</text:p>
      <text:p text:style-name="P1"># https://docs.djangoproject.com/en/1.10/ref/settings/#databases</text:p>
      <text:p text:style-name="P1"/>
      <text:p text:style-name="P1">DATABASES = {</text:p>
      <text:p text:style-name="P1"><text:s text:c="4"/>'default': {</text:p>
      <text:p text:style-name="P1"><text:s text:c="8"/>'HOST': '127.0.0.1',</text:p>
      <text:p text:style-name="P1"><text:s text:c="8"/>'NAME': 'exam5',</text:p>
      <text:p text:style-name="P1"><text:s text:c="8"/>'ENGINE': 'django.db.backends.postgresql_psycopg2',</text:p>
      <text:p text:style-name="P1"><text:s text:c="8"/>'USER': 'postgres',</text:p>
      <text:p text:style-name="P1"><text:s text:c="8"/>'PASSWORD': 'coderslab',</text:p>
      <text:p text:style-name="P1"><text:s text:c="4"/>}</text:p>
      <text:p text:style-name="P1">}</text:p>
      <text:p text:style-name="P1"/>
      <text:p text:style-name="P1"/>
      <text:p text:style-name="P1"/>
      <text:p text:style-name="P1"># Password validation</text:p>
      <text:p text:style-name="P1"># https://docs.djangoproject.com/en/1.10/ref/settings/#auth-password-validators</text:p>
      <text:p text:style-name="P1"/>
      <text:p text:style-name="P1">AUTH_PASSWORD_VALIDATORS = [</text:p>
      <text:p text:style-name="P1"><text:s text:c="4"/>{</text:p>
      <text:p text:style-name="P1"><text:s text:c="8"/>'NAME': 'django.contrib.auth.password_validation.UserAttributeSimilarityValidator',</text:p>
      <text:p text:style-name="P1"><text:s text:c="4"/>},</text:p>
      <text:p text:style-name="P1"><text:s text:c="4"/>{</text:p>
      <text:p text:style-name="P1"><text:s text:c="8"/>'NAME': 'django.contrib.auth.password_validation.MinimumLengthValidator',</text:p>
      <text:p text:style-name="P1"><text:s text:c="4"/>},</text:p>
      <text:p text:style-name="P1"><text:s text:c="4"/>{</text:p>
      <text:p text:style-name="P1"><text:s text:c="8"/>'NAME': 'django.contrib.auth.password_validation.CommonPasswordValidator',</text:p>
      <text:p text:style-name="P1"><text:s text:c="4"/>},</text:p>
      <text:p text:style-name="P1"><text:s text:c="4"/>{</text:p>
      <text:p text:style-name="P1"><text:s text:c="8"/>'NAME': 'django.contrib.auth.password_validation.NumericPasswordValidator',</text:p>
      <text:p text:style-name="P1"><text:s text:c="4"/>},</text:p>
      <text:p text:style-name="P1">]</text:p>
      <text:p text:style-name="P1"><text:soft-page-break/></text:p>
      <text:p text:style-name="P1"/>
      <text:p text:style-name="P1"># Internationalization</text:p>
      <text:p text:style-name="P1"># https://docs.djangoproject.com/en/1.10/topics/i18n/</text:p>
      <text:p text:style-name="P1"/>
      <text:p text:style-name="P1">LANGUAGE_CODE = 'pl-pl'</text:p>
      <text:p text:style-name="P1"/>
      <text:p text:style-name="P1">TIME_ZONE = 'Europe/Warsaw'</text:p>
      <text:p text:style-name="P1"/>
      <text:p text:style-name="P1">USE_I18N = True</text:p>
      <text:p text:style-name="P1"/>
      <text:p text:style-name="P1">USE_L10N = True</text:p>
      <text:p text:style-name="P1"/>
      <text:p text:style-name="P1">USE_TZ = False</text:p>
      <text:p text:style-name="P1"/>
      <text:p text:style-name="P1"/>
      <text:p text:style-name="P1"># Static files (CSS, JavaScript, Images)</text:p>
      <text:p text:style-name="P1"># https://docs.djangoproject.com/en/1.10/howto/static-files/</text:p>
      <text:p text:style-name="P1"/>
      <text:p text:style-name="P1">STATIC_URL = '/static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9:02:57.446417143</meta:creation-date>
    <dc:date>2019-10-08T19:03:31.256808185</dc:date>
    <meta:editing-duration>PT34S</meta:editing-duration>
    <meta:editing-cycles>1</meta:editing-cycles>
    <meta:document-statistic meta:table-count="0" meta:image-count="0" meta:object-count="0" meta:page-count="3" meta:paragraph-count="92" meta:word-count="220" meta:character-count="3084" meta:non-whitespace-character-count="2652"/>
    <meta:generator>LibreOffice/6.0.7.3$Linux_X86_64 LibreOffice_project/00m0$Build-3</meta:generator>
  </office:meta>
</office:document-meta>
</file>